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Sarasa Gothic SC" svg:font-family="'Sarasa Gothic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9.34cm" fo:min-width="20.201cm"/>
      <style:paragraph-properties style:writing-mode="lr-tb"/>
    </style:style>
    <style:style style:name="gr2" style:family="graphic" style:parent-style-name="objectwithoutfill">
      <style:graphic-properties svg:stroke-color="#55308d" draw:fill="solid" draw:fill-color="#2a6099" draw:textarea-vertical-align="middle"/>
      <style:paragraph-properties style:writing-mode="lr-tb"/>
    </style:style>
    <style:style style:name="gr3" style:family="graphic" style:parent-style-name="standard">
      <style:graphic-properties svg:stroke-color="#55308d" draw:fill-color="#ff4000" draw:textarea-horizontal-align="justify" draw:textarea-vertical-align="middle" draw:auto-grow-height="false" fo:min-height="9.719cm" fo:min-width="1.925cm"/>
      <style:paragraph-properties style:writing-mode="lr-tb"/>
    </style:style>
    <style:style style:name="gr4" style:family="graphic" style:parent-style-name="standard">
      <style:graphic-properties svg:stroke-color="#55308d" draw:fill-color="#2a6099" draw:textarea-horizontal-align="justify" draw:textarea-vertical-align="middle" draw:auto-grow-height="false" fo:min-height="9.656cm" fo:min-width="4.199cm"/>
      <style:paragraph-properties style:writing-mode="lr-tb"/>
    </style:style>
    <style:style style:name="gr5" style:family="graphic" style:parent-style-name="standard">
      <style:graphic-properties svg:stroke-color="#55308d" draw:fill-color="#2a6099" draw:textarea-horizontal-align="justify" draw:textarea-vertical-align="middle" draw:auto-grow-height="false" fo:min-height="4.449cm" fo:min-width="3.564cm"/>
      <style:paragraph-properties style:writing-mode="lr-tb"/>
    </style:style>
    <style:style style:name="gr6" style:family="graphic" style:parent-style-name="standard">
      <style:graphic-properties svg:stroke-color="#55308d" draw:fill-color="#2a6099" draw:textarea-horizontal-align="justify" draw:textarea-vertical-align="middle" draw:auto-grow-height="false" fo:min-height="2.29cm" fo:min-width="4.199cm"/>
      <style:paragraph-properties style:writing-mode="lr-tb"/>
    </style:style>
    <style:style style:name="gr7" style:family="graphic" style:parent-style-name="objectwithoutfill">
      <style:graphic-properties svg:stroke-color="#55308d" draw:marker-end="Arrow" draw:marker-end-width="0.3cm" draw:fill="solid" draw:fill-color="#2a6099" draw:textarea-vertical-align="middl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solid" draw:fill-color="#2a6099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-color="#ff4000"/>
      <style:paragraph-properties fo:text-align="center"/>
    </style:style>
    <style:style style:name="P5" style:family="paragraph">
      <loext:graphic-properties draw:fill-color="#2a6099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="solid" draw:fill-color="#2a6099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701cm" svg:height="19.59cm" svg:x="4.048cm" svg:y="1cm">
          <text:p text:style-name="P1">Arithmetic </text:p>
          <text:p text:style-name="P1">Module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cm" svg:y1="3.286cm" svg:x2="4.81cm" svg:y2="3.286cm">
          <text:p text:style-name="P2"><text:span text:style-name="T1">STALL</text:span></text:p>
        </draw:line>
        <draw:line draw:style-name="gr2" draw:text-style-name="P3" draw:layer="layout" svg:x1="1cm" svg:y1="5.191cm" svg:x2="4.556cm" svg:y2="5.191cm">
          <text:p text:style-name="P2"><text:span text:style-name="T1">BRANCH</text:span></text:p>
        </draw:line>
        <draw:line draw:style-name="gr2" draw:text-style-name="P3" draw:layer="layout" svg:x1="1cm" svg:y1="6.969cm" svg:x2="4.556cm" svg:y2="6.969cm">
          <text:p text:style-name="P2"><text:span text:style-name="T1">MEM OP</text:span></text:p>
        </draw:line>
        <draw:line draw:style-name="gr2" draw:text-style-name="P3" draw:layer="layout" svg:x1="1cm" svg:y1="8.239cm" svg:x2="4.556cm" svg:y2="8.239cm">
          <text:p text:style-name="P2"><text:span text:style-name="T1">ALU CTL</text:span></text:p>
        </draw:line>
        <draw:line draw:style-name="gr2" draw:text-style-name="P3" draw:layer="layout" svg:x1="1cm" svg:y1="9.128cm" svg:x2="4.556cm" svg:y2="9.128cm">
          <text:p text:style-name="P2"><text:span text:style-name="T1">RS </text:span></text:p>
        </draw:line>
        <draw:line draw:style-name="gr2" draw:text-style-name="P3" draw:layer="layout" svg:x1="1cm" svg:y1="9.89cm" svg:x2="4.556cm" svg:y2="9.89cm">
          <text:p text:style-name="P2"><text:span text:style-name="T1">RS VALUE</text:span></text:p>
        </draw:line>
        <draw:line draw:style-name="gr2" draw:text-style-name="P3" draw:layer="layout" svg:x1="1cm" svg:y1="10.598cm" svg:x2="4.556cm" svg:y2="10.598cm">
          <text:p text:style-name="P2"><text:span text:style-name="T1">RT </text:span></text:p>
        </draw:line>
        <draw:line draw:style-name="gr2" draw:text-style-name="P3" draw:layer="layout" svg:x1="1cm" svg:y1="11.36cm" svg:x2="4.556cm" svg:y2="11.36cm">
          <text:p text:style-name="P2"><text:span text:style-name="T1">RT VALUE </text:span></text:p>
        </draw:line>
        <draw:line draw:style-name="gr2" draw:text-style-name="P3" draw:layer="layout" svg:x1="1cm" svg:y1="12.176cm" svg:x2="4.556cm" svg:y2="12.176cm">
          <text:p text:style-name="P2"><text:span text:style-name="T1">IMM</text:span></text:p>
        </draw:line>
        <draw:line draw:style-name="gr2" draw:text-style-name="P3" draw:layer="layout" svg:x1="1cm" svg:y1="13.954cm" svg:x2="4.556cm" svg:y2="13.954cm">
          <text:p text:style-name="P2"><text:span text:style-name="T1">MEM FWD</text:span></text:p>
        </draw:line>
        <draw:line draw:style-name="gr2" draw:text-style-name="P3" draw:layer="layout" svg:x1="1cm" svg:y1="13.011cm" svg:x2="4.556cm" svg:y2="13.011cm">
          <text:p text:style-name="P2"><text:span text:style-name="T1">COUNTER</text:span></text:p>
        </draw:line>
        <draw:line draw:style-name="gr2" draw:text-style-name="P3" draw:layer="layout" svg:x1="1cm" svg:y1="14.843cm" svg:x2="4.81cm" svg:y2="14.843cm">
          <text:p text:style-name="P2"><text:span text:style-name="T1">WB FWD</text:span></text:p>
        </draw:line>
        <draw:custom-shape draw:style-name="gr3" draw:text-style-name="P4" draw:layer="layout" svg:width="3.429cm" svg:height="14.097cm" svg:x="4.048cm" svg:y="1.889cm">
          <text:p text:style-name="P1">STATE</text:p>
          <text:p text:style-name="P1">RE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4.699cm" svg:height="9.906cm" svg:x="16.748cm" svg:y="2.27cm">
          <text:p text:style-name="P1">ALU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4.064cm" svg:height="4.699cm" svg:x="8.62cm" svg:y="14.208cm">
          <text:p text:style-name="P1">FORWARD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699cm" svg:height="2.54cm" svg:x="16.621cm" svg:y="14.081cm">
          <text:p text:style-name="P1">Memory</text:p>
          <text:p text:style-name="P1">Decision Unit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699cm" svg:height="2.54cm" svg:x="16.621cm" svg:y="17.129cm">
          <text:p text:style-name="P1">Branch</text:p>
          <text:p text:style-name="P1">Decision Unit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6.08cm" svg:y1="13.065cm" svg:x2="10.906cm" svg:y2="15.224cm">
          <text:p text:style-name="P1"><text:span text:style-name="T1">Register number and value</text:span></text:p>
        </draw:line>
        <draw:line draw:style-name="gr7" draw:text-style-name="P3" draw:layer="layout" svg:x1="5.572cm" svg:y1="10.779cm" svg:x2="17.256cm" svg:y2="17.637cm">
          <text:p text:style-name="P2"><text:span text:style-name="T1">Branch flag and immediate value</text:span></text:p>
        </draw:line>
        <draw:line draw:style-name="gr7" draw:text-style-name="P3" draw:layer="layout" svg:x1="11.033cm" svg:y1="18.018cm" svg:x2="17.637cm" svg:y2="15.478cm">
          <text:p text:style-name="P1"><text:span text:style-name="T1">Corrected values</text:span></text:p>
        </draw:line>
        <draw:line draw:style-name="gr7" draw:text-style-name="P7" draw:layer="layout" svg:x1="11.16cm" svg:y1="18.018cm" svg:x2="17.764cm" svg:y2="8.112cm">
          <text:p text:style-name="P6"><text:span text:style-name="T1">Corrected values</text:span></text:p>
        </draw:line>
        <draw:line draw:style-name="gr2" draw:text-style-name="P3" draw:layer="layout" svg:x1="21.32cm" svg:y1="15.351cm" svg:x2="26.94cm" svg:y2="15.351cm">
          <text:p text:style-name="P1"><text:span text:style-name="T1">MEM OP(with value)</text:span></text:p>
        </draw:line>
        <draw:line draw:style-name="gr2" draw:text-style-name="P3" draw:layer="layout" svg:x1="21.32cm" svg:y1="18.399cm" svg:x2="26.94cm" svg:y2="18.399cm">
          <text:p text:style-name="P1"><text:span text:style-name="T1">BRANCH FLAG &amp; TARGET</text:span></text:p>
        </draw:line>
        <draw:line draw:style-name="gr2" draw:text-style-name="P3" draw:layer="layout" svg:x1="21.32cm" svg:y1="7.096cm" svg:x2="26.94cm" svg:y2="7.096cm">
          <text:p text:style-name="P2"><text:span text:style-name="T1">ALU RESULT</text:span></text:p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Sarasa Gothic SC" svg:font-family="'Sarasa Gothic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" fo:font-size="24pt" fo:language="en" fo:country="US" style:font-name-asian="Cantarell" style:font-size-asian="24pt" style:language-asian="zh" style:country-asian="CN" style:font-name-complex="Nimbus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Sarasa Gothic SC" style:font-family-asian="'Sarasa Gothic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29T14:25:55.225806112</meta:creation-date>
    <dc:date>2020-04-29T14:43:43.206651011</dc:date>
    <meta:editing-duration>PT7M25S</meta:editing-duration>
    <meta:editing-cycles>1</meta:editing-cycles>
    <meta:document-statistic meta:object-count="25"/>
    <meta:generator>LibreOffice/6.4.3.2$Linux_X86_64 LibreOffice_project/40$Build-2</meta:generator>
  </office:meta>
</office:document-meta>
</file>